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elem.mkelemDirectory( CCFile 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CMkelem.getOp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CMkelem.set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execute( String [ ] args , CC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CMkelem.setNoCheckou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post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Mkelem.setPreserveTim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elem.setChecki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